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b107" officeooo:paragraph-rsid="001db107"/>
    </style:style>
    <style:style style:name="P2" style:family="paragraph" style:parent-style-name="Standard">
      <style:text-properties officeooo:paragraph-rsid="001db107"/>
    </style:style>
    <style:style style:name="P3" style:family="paragraph" style:parent-style-name="Standard">
      <style:text-properties officeooo:rsid="0026c74c" officeooo:paragraph-rsid="0026c74c"/>
    </style:style>
    <style:style style:name="P4" style:family="paragraph" style:parent-style-name="Standard">
      <style:text-properties officeooo:rsid="002811bf" officeooo:paragraph-rsid="002811bf"/>
    </style:style>
    <style:style style:name="P5" style:family="paragraph" style:parent-style-name="Text_20_body">
      <style:text-properties officeooo:rsid="001db107" officeooo:paragraph-rsid="001db107"/>
    </style:style>
    <style:style style:name="P6" style:family="paragraph" style:parent-style-name="Text_20_body">
      <style:text-properties officeooo:rsid="001db107" officeooo:paragraph-rsid="0023ad77"/>
    </style:style>
    <style:style style:name="P7" style:family="paragraph" style:parent-style-name="Text_20_body">
      <style:text-properties officeooo:paragraph-rsid="0021f227"/>
    </style:style>
    <style:style style:name="P8" style:family="paragraph" style:parent-style-name="Text_20_body">
      <style:text-properties officeooo:rsid="0023ad77" officeooo:paragraph-rsid="0023ad77"/>
    </style:style>
    <style:style style:name="P9" style:family="paragraph" style:parent-style-name="Table_20_Contents">
      <style:text-properties fo:font-weight="bold" officeooo:rsid="001db107" officeooo:paragraph-rsid="001db107" style:font-weight-asian="bold" style:font-weight-complex="bold"/>
    </style:style>
    <style:style style:name="P10" style:family="paragraph" style:parent-style-name="Table_20_Contents">
      <style:text-properties officeooo:rsid="001e16c6" officeooo:paragraph-rsid="001e16c6"/>
    </style:style>
    <style:style style:name="P11" style:family="paragraph" style:parent-style-name="Table_20_Contents">
      <style:text-properties officeooo:rsid="001f9e5d" officeooo:paragraph-rsid="001f9e5d"/>
    </style:style>
    <style:style style:name="P12" style:family="paragraph" style:parent-style-name="Standard">
      <style:text-properties officeooo:rsid="001db107" officeooo:paragraph-rsid="001db107"/>
    </style:style>
    <style:style style:name="T1" style:family="text">
      <style:text-properties officeooo:rsid="001db107"/>
    </style:style>
    <style:style style:name="T2" style:family="text">
      <style:text-properties officeooo:rsid="0021f2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Management Methodologies</text:p>
      <text:p text:style-name="P1"/>
      <text:p text:style-name="P1">1. List down any 5 differences between Traditional and Modern project</text:p>
      <text:p text:style-name="P1">management methodologies</text:p>
      <text:p text:style-name="P1"/>
      <table:table table:name="Table1" table:style-name="Table1">
        <table:table-column table:style-name="Table1.A"/>
        <table:table-column table:style-name="Table1.B"/>
        <table:table-row>
          <table:table-cell table:style-name="Table1.A1" office:value-type="string">
            <text:p text:style-name="P9"><text:s text:c="26"/>traditional</text:p>
          </table:table-cell>
          <table:table-cell table:style-name="Table1.B1" office:value-type="string">
            <text:p text:style-name="P9"><text:s text:c="33"/>modern</text:p>
          </table:table-cell>
        </table:table-row>
        <table:table-row>
          <table:table-cell table:style-name="Table1.A2" office:value-type="string">
            <text:p text:style-name="P10">Step by step sequence to design, develop and deliver a project</text:p>
          </table:table-cell>
          <table:table-cell table:style-name="Table1.B2" office:value-type="string">
            <text:p text:style-name="P11">Not a linear process, provide alternative look at project management</text:p>
          </table:table-cell>
        </table:table-row>
        <table:table-row>
          <table:table-cell table:style-name="Table1.A2" office:value-type="string">
            <text:p text:style-name="P11">Difficult to adapt to project changes,modification or to correct previou steps</text:p>
          </table:table-cell>
          <table:table-cell table:style-name="Table1.B2" office:value-type="string">
            <text:p text:style-name="P11">Project can be flexible</text:p>
          </table:table-cell>
        </table:table-row>
        <table:table-row>
          <table:table-cell table:style-name="Table1.A2" office:value-type="string">
            <text:p text:style-name="P11">The clients are involved only at the begining and at the end of a project</text:p>
          </table:table-cell>
          <table:table-cell table:style-name="Table1.B2" office:value-type="string">
            <text:p text:style-name="P11">Clients can involve at any stage of the project and can even suggest changes in between</text:p>
          </table:table-cell>
        </table:table-row>
        <table:table-row>
          <table:table-cell table:style-name="Table1.A2" office:value-type="string">
            <text:p text:style-name="P10">Accurate timeline and budjet</text:p>
          </table:table-cell>
          <table:table-cell table:style-name="Table1.B2" office:value-type="string">
            <text:p text:style-name="P10">Timeline and budget are subject to change</text:p>
          </table:table-cell>
        </table:table-row>
        <table:table-row>
          <table:table-cell table:style-name="Table1.A2" office:value-type="string">
            <text:p text:style-name="P10">More documentation</text:p>
          </table:table-cell>
          <table:table-cell table:style-name="Table1.B2" office:value-type="string">
            <text:p text:style-name="P10">Less documentation</text:p>
          </table:table-cell>
        </table:table-row>
      </table:table>
      <text:p text:style-name="P1"/>
      <text:p text:style-name="P1">2. How to choose which Project Management Methodology that the project</text:p>
      <text:p text:style-name="P1">should adapt and why?</text:p>
      <text:p text:style-name="P1"><text:tab/>Even if there is not a single methodology that works well with all business types, sizes or industries, there are ways to determine which methodology to use and how to effectively apply it. When evaluating methodologies, these are only a few of the many factors that should be carefully considered:</text:p>
      <text:p text:style-name="P7"><text:tab/><text:span text:style-name="T2">a)</text:span>Organizational strategic goals and core values </text:p>
      <text:p text:style-name="P7"><text:tab/><text:span text:style-name="T2">b)</text:span>Key business drivers </text:p>
      <text:p text:style-name="P7"><text:tab/><text:span text:style-name="T2">c)</text:span>Constraints </text:p>
      <text:p text:style-name="P7"><text:tab/><text:span text:style-name="T2">d)</text:span>Stakeholders </text:p>
      <text:p text:style-name="P7"><text:tab/><text:span text:style-name="T2">e)</text:span>Risks </text:p>
      <text:p text:style-name="P7"><text:tab/><text:span text:style-name="T2">f)</text:span>Complexity </text:p>
      <text:p text:style-name="P7"><text:tab/><text:span text:style-name="T2">g)</text:span>Project size &amp; cost </text:p>
      <text:p text:style-name="P8">some of the <text:s/>most common methodologies and the reason to choose them are given below</text:p>
      <text:p text:style-name="P8"><text:span text:style-name="Strong_20_Emphasis">Agile</text:span> was developed for projects requiring significant flexibility and speed and is comprised of “sprints” – short delivery cycles. Agile may be best-suited for projects requiring less control and real-time communication within self-motivated team settings. Agile is highly iterative, allowing for rapid adjustments throughout a project.</text:p>
      <text:p text:style-name="P8"><text:span text:style-name="Strong_20_Emphasis">Waterfall</text:span> methodology is sequential in nature; it’s used across many industries, most commonly in software development. It’s comprised of static phases (requirements analysis, design, testing, implementation and maintenance), executed in a specific order. Waterfall allows for increased control throughout each phase but can be highly inflexible if scope changes may be anticipated later.</text:p>
      <text:p text:style-name="P8"><text:span text:style-name="Strong_20_Emphasis">Critical Path Method (CPM)</text:span> is a step-by-step methodology used for projects with interdependent activities. It contains a list of activities and uses a work-break-down structure (WBS), a timeline to complete and dependencies, milestones and deliverables. It outlines critical and non-critical <text:soft-page-break/>activities by calculating the “longest” (on the critical path) and “shortest” (float) time to complete tasks to determine which activities are critical and which are not.</text:p>
      <text:p text:style-name="P8"><text:span text:style-name="Strong_20_Emphasis">Critical Chain Project Management (CCPM)</text:span> differs from Critical Path Method (CPM) in that it focuses on the use of resources within a project instead of project activities. To address potential issues with resources, buffers are built in to ensure projects are on-time and that safety is not compromised.</text:p>
      <text:p text:style-name="P8"><text:span text:style-name="Strong_20_Emphasis">Six Sigma</text:span> was originally developed by Motorola to eliminate waste and improve processes and profits. It is data-driven and has three key components: DMAIC (define, measure, analyze, improve and control) DMADV (define, measure, analyze, design and verify) and DFSS (which stands for “Design for Six Sigma” and can include the previous options, as well as others, like IDOV – identify, design, optimize and verify). Six sigma is sometimes debated as a methodology in the PM community</text:p>
      <text:p text:style-name="P8"><text:span text:style-name="Strong_20_Emphasis">Scrum</text:span> (named after rugby) is a part of the agile framework and is also iterative in nature. “Scrum sessions” or “30-day sprints” are used to determine prioritized tasks. A Scrum Master is used to facilitate instead of a Project Manager. Small teams may be assembled to focus on specific tasks independently and then meet with the Scrum Master to evaluate progress or results and reprioritize backlogged tasks.</text:p>
      <text:p text:style-name="P6"/>
      <text:p text:style-name="P1">3. When do you decide if the Project has to be done in Sprints and provide an</text:p>
      <text:p text:style-name="P1">example</text:p>
      <text:p text:style-name="P5"><text:tab/>In product development, a sprint is a set period of time during which specific work has to be completed and made ready for review.</text:p>
      <text:p text:style-name="Text_20_body">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what criteria need to be met for the work to be approved and accepted.</text:p>
      <text:p text:style-name="P2"><text:span text:style-name="T1">The duration of a sprint is determined by the </text:span><text:a xlink:type="simple" xlink:href="http://whatis.techtarget.com/definition/scrum-master" text:style-name="Internet_20_link" text:visited-style-name="Visited_20_Internet_20_Link"><text:span text:style-name="T1">s</text:span></text:a><text:span text:style-name="T1">crum amster, the team's facilitator. Once the team reaches a consensus for how many days a sprint should last, all future sprints should be the same. Traditionally, a sprint lasts 30 days.</text:span></text:p>
      <text:p text:style-name="P3">Sprints are used in projects with flexible goals and changes in reqirements are frequent.it is also used for projects with aggressive deadlines , high degree of complexity and uniqness.</text:p>
      <text:p text:style-name="P4">Consider an example of making a mobile phone having the latest version of an operating system. This project has to be given a small time period and should be completed within that deadline so that the mobile can be launched before the launching of the next version of that operating system.</text:p>
      <text:p text:style-name="P4">The main project can also split into different smaller units each having its own dead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45:21.565608599</meta:creation-date>
    <dc:date>2016-08-17T15:58:58.473421166</dc:date>
    <meta:editing-duration>PT9M45S</meta:editing-duration>
    <meta:editing-cycles>1</meta:editing-cycles>
    <meta:generator>LibreOffice/5.1.4.2$Linux_X86_64 LibreOffice_project/10m0$Build-2</meta:generator>
    <meta:document-statistic meta:table-count="1" meta:image-count="0" meta:object-count="0" meta:page-count="2" meta:paragraph-count="40" meta:word-count="807" meta:character-count="5175" meta:non-whitespace-character-count="4330"/>
  </office:meta>
</office:document-meta>
</file>